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.reverseString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DocumentationTests.beanProperty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DocumentationTests.arrayLength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EE.setName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elDocumentationTests.ter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elDocumentationTests.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DocumentationTests.otherOp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EEE.IE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elDocumentationTests.numericalOp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mplatedParserContext.getExpression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DocumentationTests.assig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elDocumentationTests.templ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DocumentationTests.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EEE.isMemb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DocumentationTests.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DocumentationTests.liter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mplatedParserContext.i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DocumentationTests.xmlBase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E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elDocumentationTests.metho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DocumentationTests.equalit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DocumentationTests.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DocumentationTests.special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DocumentationTests.roo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elDocumentationTests.logicalOp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elDocumentationTests.propertyNavi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elDocumentationTests.property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DocumentationTests.dictionary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elDocumentationTests.relationalOp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DocumentationTests.methodInvocatio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mplatedParserContext.getExpress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DocumentationTests.fun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